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fo:min-height="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controls" svg:width="17.5cm" svg:height="5cm" svg:x="2cm" svg:y="9.1cm">
          <text:p text:style-name="P1">Github</text:p>
        </draw:rect>
        <draw:rect draw:style-name="gr1" draw:text-style-name="P1" draw:layer="controls" svg:width="8cm" svg:height="6.1cm" svg:x="1.6cm" svg:y="16.9cm">
          <text:p text:style-name="P1">Admin</text:p>
        </draw:rect>
        <draw:rect draw:style-name="gr1" draw:text-style-name="P1" draw:layer="controls" svg:width="6.5cm" svg:height="3cm" svg:x="3cm" svg:y="10.1cm">
          <text:p text:style-name="P1">Production Repo</text:p>
          <text:p text:style-name="P2"/>
          <text:p text:style-name="P2">Main Branch</text:p>
        </draw:rect>
        <draw:rect draw:style-name="gr1" draw:text-style-name="P1" draw:layer="controls" svg:width="6.5cm" svg:height="3cm" svg:x="11cm" svg:y="10.1cm">
          <text:p text:style-name="P2">Develop Repo</text:p>
          <text:p text:style-name="P2"/>
          <text:p text:style-name="P2">Main Branch</text:p>
          <text:p text:style-name="P2">-- User Branch</text:p>
        </draw:rect>
        <draw:rect draw:style-name="gr1" draw:text-style-name="P1" draw:layer="controls" svg:width="6.5cm" svg:height="2.7cm" svg:x="2.3cm" svg:y="18.8cm">
          <text:p text:style-name="P2">Main Branch</text:p>
          <text:p text:style-name="P2">-- Users Branch</text:p>
        </draw:rect>
        <draw:rect draw:style-name="gr2" draw:text-style-name="P3" draw:layer="layout" svg:width="7.538cm" svg:height="5.5cm" svg:x="1.962cm" svg:y="1.5cm">
          <text:p text:style-name="P3">Production Web Server</text:p>
        </draw:rect>
        <draw:rect draw:style-name="gr1" draw:text-style-name="P1" draw:layer="layout" svg:width="8cm" svg:height="6.1cm" svg:x="11cm" svg:y="16.9cm">
          <text:p text:style-name="P1">Developer</text:p>
        </draw:rect>
        <draw:rect draw:style-name="gr1" draw:text-style-name="P1" draw:layer="layout" svg:width="6.5cm" svg:height="2.7cm" svg:x="11.7cm" svg:y="18.8cm">
          <text:p text:style-name="P2">Main Branch</text:p>
          <text:p text:style-name="P2">-- Users Branch</text:p>
        </draw:rect>
        <draw:rect draw:style-name="gr1" draw:text-style-name="P1" draw:layer="layout" svg:width="5.6cm" svg:height="3cm" svg:x="2.4cm" svg:y="3cm">
          <text:p text:style-name="P1">Working Directory</text:p>
        </draw:rect>
        <draw:line draw:style-name="gr3" draw:text-style-name="P1" draw:layer="layout" svg:x1="13cm" svg:y1="13cm" svg:x2="13cm" svg:y2="19cm">
          <text:p/>
        </draw:line>
        <draw:frame draw:style-name="gr4" draw:text-style-name="P1" draw:layer="layout" svg:width="3.5cm" svg:height="1.75cm" svg:x="10.5cm" svg:y="14.5cm">
          <draw:text-box>
            <text:p text:style-name="P1">Developer</text:p>
            <text:p text:style-name="P1">Pulls Main</text:p>
          </draw:text-box>
        </draw:frame>
        <draw:line draw:style-name="gr3" draw:text-style-name="P1" draw:layer="layout" svg:x1="16cm" svg:y1="19cm" svg:x2="16cm" svg:y2="13cm">
          <text:p/>
        </draw:line>
        <draw:frame draw:style-name="gr4" draw:text-style-name="P1" draw:layer="layout" svg:width="3.5cm" svg:height="2.387cm" svg:x="14.9cm" svg:y="14.5cm">
          <draw:text-box>
            <text:p text:style-name="P1">Developer</text:p>
            <text:p text:style-name="P1">Pushes</text:p>
            <text:p text:style-name="P1">Branch</text:p>
          </draw:text-box>
        </draw:frame>
        <draw:custom-shape draw:style-name="gr5" draw:text-style-name="P1" draw:layer="layout" svg:width="2.5cm" svg:height="4cm" svg:x="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0.7cm" svg:y="7.4cm">
          <draw:text-box>
            <text:p text:style-name="P1">Hook Updates On Push</text:p>
          </draw:text-box>
        </draw:frame>
        <draw:line draw:style-name="gr3" draw:text-style-name="P1" draw:layer="layout" svg:x1="11.422cm" svg:y1="13cm" svg:x2="7.5cm" svg:y2="19cm">
          <text:p/>
        </draw:line>
        <draw:line draw:style-name="gr3" draw:text-style-name="P1" draw:layer="layout" svg:x1="3.95cm" svg:y1="19cm" svg:x2="3.95cm" svg:y2="13cm">
          <text:p/>
        </draw:line>
        <draw:rect draw:style-name="gr6" draw:text-style-name="P3" draw:layer="layout" svg:width="7.538cm" svg:height="5.5cm" svg:x="10.962cm" svg:y="1.499cm">
          <text:p text:style-name="P3">Development Web Server</text:p>
        </draw:rect>
        <draw:rect draw:style-name="gr1" draw:text-style-name="P1" draw:layer="layout" svg:width="5.6cm" svg:height="3cm" svg:x="11.4cm" svg:y="2.999cm">
          <text:p text:style-name="P1">Working Directory</text:p>
        </draw:rect>
        <draw:custom-shape draw:style-name="gr5" draw:text-style-name="P1" draw:layer="layout" svg:width="2.5cm" svg:height="4cm" svg:x="14cm" svg:y="5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9.7cm" svg:y="7.399cm">
          <draw:text-box>
            <text:p text:style-name="P1">Hook Updates On Push</text:p>
          </draw:text-box>
        </draw:frame>
      </draw:page>
      <draw:page draw:name="page2" draw:style-name="dp1" draw:master-page-name="Default">
        <draw:frame draw:style-name="gr7" draw:layer="layout" svg:width="17cm" svg:height="26.25cm" svg:x="2cm" svg:y="2cm">
          <draw:text-box>
            <text:p>Developer Workflow:</text:p>
            <text:p/>
            <text:p>- Clones "Develop" repo – main branch to local</text:p>
            <text:p/>
            <text:p>- Creates branch locally with github-name</text:p>
            <text:p/>
            <text:p>- Modifies project and commits locally</text:p>
            <text:p/>
            <text:p>- Tests mods locally and fixes as needed</text:p>
            <text:p/>
            <text:p>- Pushes to <text:s/>"Develop" repo github-name branch</text:p>
            <text:p/>
            <text:p>- Advises admin that mods are available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  <draw:page draw:name="page3" draw:style-name="dp1" draw:master-page-name="Default">
        <draw:frame draw:style-name="gr7" draw:layer="layout" svg:width="17cm" svg:height="26.25cm" svg:x="2cm" svg:y="2cm">
          <draw:text-box>
            <text:p>Admin Workflow:</text:p>
            <text:p/>
            <text:p>- Clones "Develop" repo – main branch to local</text:p>
            <text:p/>
            <text:p>- Pulls developer branch when advised</text:p>
            <text:p/>
            <text:p>- Modifies project and commits locally</text:p>
            <text:p/>
            <text:p>- Tests mods locally and fixes as needed</text:p>
            <text:p/>
            <text:p>- Pushes to <text:s/>"Develop" repo github-name branch</text:p>
            <text:p/>
            <text:p>- Advises admin that mods are available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M20S</meta:editing-duration>
    <meta:editing-cycles>8</meta:editing-cycles>
    <meta:generator>OpenOffice.org/3.4.1$Win32 OpenOffice.org_project/341m1$Build-9593</meta:generator>
    <dc:date>2013-04-25T15:53:48.32</dc:date>
    <meta:document-statistic meta:object-count="23"/>
  </office:meta>
</office:document-meta>
</file>